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Preformatted_20_Text">
      <style:paragraph-properties style:snap-to-layout-grid="false"/>
      <style:text-properties fo:color="#000000" style:font-name="Arial"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2" style:family="paragraph" style:parent-style-name="Heading_20_3">
      <style:paragraph-properties style:snap-to-layout-grid="false"/>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2in" draw:visible-area-height="0.8874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GET Parameter parsen, Aufräumen im Projekt (dchp &amp; demo apps entfernt)</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GET Parsing funktioniert</text:h>
          </table:table-cell>
          <table:covered-table-cell/>
          <table:table-cell table:style-name="Table2.D3" office:value-type="float" office:value="1.5">
            <text:h text:style-name="P24" text:outline-level="1">1.5</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Setzen von Parametern per GET</text:h>
          </table:table-cell>
          <table:covered-table-cell/>
          <table:table-cell table:style-name="Table2.D3" office:value-type="float" office:value="1">
            <text:h text:style-name="P26" text:outline-level="1">1</text:h>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p text:style-name="P21">CGI Funktion generate_get erzeugt den gesamten html code fuer input und buttons, als Parameter wird der Name des Elements übergeben</text:p>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Speicherprobleme mit dem Setzten von Parametern in httpTask &amp; comTask behoben</text:h>
          </table:table-cell>
          <table:covered-table-cell/>
          <table:table-cell table:style-name="Table2.D3" office:value-type="float" office:value="3.5">
            <text:h text:style-name="P24" text:outline-level="1">3.5</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Test FreeRTOS 6.0, HttpTask bei get schlafen legen</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3" text:outline-level="1"/>
          </table:table-cell>
          <table:covered-table-cell/>
          <table:table-cell table:style-name="Table2.D26"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8"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2in" draw:visible-area-height="0.887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5.odt</text:file-name></text:span><text:span text:style-name="MT3"><text:tab/><text:tab/></text:span><text:span text:style-name="MT3"><text:date style:data-style-name="N30" text:date-value="2009-11-06T13:34:19">06.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1-06T13:34:19</dc:date>
    <meta:print-date>2000-12-19T15:31:00</meta:print-date>
    <meta:editing-cycles>46</meta:editing-cycles>
    <meta:generator>OpenOffice.org/3.1$Unix OpenOffice.org_project/310m19$Build-9420</meta:generator>
    <meta:editing-duration>PT07H21M44S</meta:editing-duration>
    <meta:document-statistic meta:table-count="5" meta:image-count="0" meta:object-count="1" meta:page-count="1" meta:paragraph-count="80" meta:word-count="249" meta:character-count="1784"/>
    <meta:user-defined meta:name="Info 1"/>
    <meta:user-defined meta:name="Info 2"/>
    <meta:user-defined meta:name="Info 3"/>
    <meta:user-defined meta:name="Info 4"/>
  </office:meta>
</office:document-meta>
</file>